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 SemiConde" svg:font-family="'Bahnschrift SemiLight SemiConde'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ff078" officeooo:paragraph-rsid="001ff078"/>
    </style:style>
    <style:style style:name="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P4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223141" officeooo:paragraph-rsid="00223141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mic Sans MS" fo:font-size="14pt" fo:font-weight="normal" officeooo:rsid="001ff078" officeooo:paragraph-rsid="001ff07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23141" style:font-style-asian="italic" style:font-weight-asian="bold" style:font-style-complex="italic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23141"/>
    </style:style>
    <style:style style:name="T7" style:family="text">
      <style:text-properties fo:font-size="12pt" officeooo:rsid="00223141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7">ESTUDIO DE CLASES Y FUNCIONES </text:p>
      <text:p text:style-name="P7">PHP</text:p>
      <text:p text:style-name="P3"/>
      <text:p text:style-name="P8"><text:span text:style-name="T7">Fecha última actualización 10/11/2024</text:span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/text:p>
      <text:p text:style-name="P8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5"><text:a xlink:type="simple" xlink:href="#__RefHeading___Toc2943_1283143056" text:style-name="Index_20_Link" text:visited-style-name="Index_20_Link">Clases<text:tab/>2</text:a></text:p>
          <text:p text:style-name="P5"><text:a xlink:type="simple" xlink:href="#__RefHeading___Toc2945_1283143056" text:style-name="Index_20_Link" text:visited-style-name="Index_20_Link">Funciones<text:tab/>2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Heading_20_1" text:outline-level="1"><text:bookmark-start text:name="__RefHeading___Toc2943_1283143056"/>Clases<text:bookmark-end text:name="__RefHeading___Toc2943_1283143056"/></text:h>
      <text:p text:style-name="Text_20_body"/>
      <text:p text:style-name="Heading">DateTime</text:p>
      <text:p text:style-name="Heading">PDO</text:p>
      <text:p text:style-name="Heading">PDOStatement</text:p>
      <text:p text:style-name="Heading">PDOException</text:p>
      <text:p text:style-name="Text_20_body"/>
      <text:h text:style-name="Heading_20_1" text:outline-level="1"><text:bookmark-start text:name="__RefHeading___Toc2945_1283143056"/>Funciones<text:bookmark-end text:name="__RefHeading___Toc2945_1283143056"/></text:h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 SemiConde" svg:font-family="'Bahnschrift SemiLight SemiConde'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normal" style:font-size-asian="16pt" style:font-weight-asian="normal" style:font-size-complex="16pt" style:font-weight-complex="normal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f078" officeooo:paragraph-rsid="001ff078"/>
    </style:style>
    <style:style style:name="M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MT3" style:family="text">
      <style:text-properties fo:font-style="italic" fo:font-weight="bold" officeooo:rsid="00223141" style:font-style-asian="italic" style:font-weight-asian="bold" style:font-style-complex="italic" style:font-weight-complex="bold"/>
    </style:style>
    <style:style style:name="MT4" style:family="text">
      <style:text-properties fo:font-style="normal" fo:font-weight="bold" style:font-style-asian="normal" style:font-weight-asian="bold" style:font-style-complex="normal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Víctor García Gordón</text:span><text:tab/><text:span text:style-name="MT2">TEMA </text:span><text:span text:style-name="MT3">2</text:span><text:span text:style-name="MT2"> DWES</text:span><text:tab/><text:span text:style-name="MT2">DAW 2</text:span></text:p>
      </style:header>
      <style:footer>
        <text:p text:style-name="MP2"><text:bookmark-start text:name="PageNumWizard_FOOTER_Estilo de página predeterminado1"/><text:span text:style-name="MT4"><text:page-number text:select-page="current">2</text:page-number></text:span><text:span text:style-name="MT4"><text:s/>/ </text:span><text:span text:style-name="MT4"><text:page-count>2</text:page-count></text:span><text:bookmark-end text:name="PageNumWizard_FOOTER_Estilo de página predeterminado1"/></text:p>
        <text:p text:style-name="MP2"><text:span text:style-name="MT1">IES LOS SAUCES</text:span><text:tab/><text:tab/><text:span text:style-name="MT5">2024/20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0T19:28:44.188000000</meta:creation-date>
    <meta:editing-duration>PT8M19S</meta:editing-duration>
    <meta:editing-cycles>7</meta:editing-cycles>
    <meta:generator>LibreOffice/24.2.3.2$Windows_X86_64 LibreOffice_project/433d9c2ded56988e8a90e6b2e771ee4e6a5ab2ba</meta:generator>
    <dc:title>Plantilla Ejercicios</dc:title>
    <dc:date>2024-11-10T19:37:06.879000000</dc:date>
    <meta:document-statistic meta:table-count="0" meta:image-count="0" meta:object-count="0" meta:page-count="2" meta:paragraph-count="15" meta:word-count="36" meta:character-count="214" meta:non-whitespace-character-count="191"/>
    <meta:template xlink:type="simple" xlink:actuate="onRequest" xlink:title="Plantilla Ejercicios" xlink:href="file:///C:/Users/victo/AppData/Roaming/LibreOffice/4/user/template/Plantilla%20Ejercicios.ott" meta:date="2024-11-10T19:28:44.082000000"/>
  </office:meta>
</office:document-meta>
</file>